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Text_20_body">
      <style:paragraph-properties fo:margin-left="0cm" fo:margin-right="0cm" fo:margin-top="0.199cm" fo:margin-bottom="0.199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-complex="Arial"/>
    </style:style>
    <style:style style:name="P8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text-properties style:font-name-complex="Arial"/>
    </style:style>
    <style:style style:name="P13" style:family="paragraph" style:parent-style-name="Text_20_body">
      <style:text-properties fo:language="pt" fo:country="BR" style:text-underline-style="solid" style:text-underline-width="auto" style:text-underline-color="font-color" style:font-name-complex="Arial"/>
    </style:style>
    <style:style style:name="P14" style:family="paragraph" style:parent-style-name="Text_20_body">
      <style:text-properties style:text-underline-style="solid" style:text-underline-width="auto" style:text-underline-color="font-color" style:font-name-complex="Arial"/>
    </style:style>
    <style:style style:name="P15" style:family="paragraph" style:parent-style-name="Text_20_body" style:list-style-name="L1"/>
    <style:style style:name="P16" style:family="paragraph" style:parent-style-name="Text_20_body" style:list-style-name="L5">
      <style:text-properties style:font-name-complex="Arial"/>
    </style:style>
    <style:style style:name="P17" style:family="paragraph" style:parent-style-name="Text_20_body" style:list-style-name="L6">
      <style:text-properties style:font-name-complex="Arial"/>
    </style:style>
    <style:style style:name="P18" style:family="paragraph" style:parent-style-name="Text_20_body" style:list-style-name="L7">
      <style:text-properties style:font-name-complex="Arial"/>
    </style:style>
    <style:style style:name="P19" style:family="paragraph" style:parent-style-name="Text_20_body" style:list-style-name="L2">
      <style:paragraph-properties fo:margin-top="0.199cm" fo:margin-bottom="0.199cm"/>
    </style:style>
    <style:style style:name="P20" style:family="paragraph" style:parent-style-name="Text_20_body" style:list-style-name="L3">
      <style:paragraph-properties fo:margin-top="0.199cm" fo:margin-bottom="0.199cm"/>
    </style:style>
    <style:style style:name="P21" style:family="paragraph" style:parent-style-name="Text_20_body" style:list-style-name="L4">
      <style:paragraph-properties fo:margin-top="0.199cm" fo:margin-bottom="0.199cm"/>
    </style:style>
    <style:style style:name="P22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23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style:font-name="Thaoma" fo:font-size="10pt" fo:language="pt" fo:country="BR" fo:font-weight="normal" style:font-size-asian="10pt" style:font-weight-asian="normal" style:font-size-complex="10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8">Food Delivery Web</text:p>
      <text:p text:style-name="P2">Especificação de Caso de Uso</text:p>
      <text:p text:style-name="P5"/>
      <text:p text:style-name="P4">Histórico de Revisões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9">Data</text:p>
          </table:table-cell>
          <table:table-cell table:style-name="Tabela1.A1" office:value-type="string">
            <text:p text:style-name="P9">Versão</text:p>
          </table:table-cell>
          <table:table-cell table:style-name="Tabela1.A1" office:value-type="string">
            <text:p text:style-name="P9">Descrição</text:p>
          </table:table-cell>
          <table:table-cell table:style-name="Tabela1.D1" office:value-type="string">
            <text:p text:style-name="P9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3">15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3">Caso de uso “Manter Prato”</text:p>
          </table:table-cell>
          <table:table-cell table:style-name="Tabela1.D2" office:value-type="string">
            <text:p text:style-name="P3">Melque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11">Manter Prato</text:p>
      <text:h text:style-name="P23" text:outline-level="1">Breve Descrição</text:h>
      <text:p text:style-name="Text_20_body">Este caso de uso permite realizar todas as operação de manipulação sobre o pratos (cadastrados ou não) no sistema. </text:p>
      <text:h text:style-name="P23" text:outline-level="1">Referências </text:h>
      <text:p text:style-name="Text_20_body">Não há.</text:p>
      <text:h text:style-name="P23" text:outline-level="1">Atores</text:h>
      <text:p text:style-name="Text_20_body">Administrador</text:p>
      <text:h text:style-name="P23" text:outline-level="1">Pré-condições</text:h>
      <text:list xml:id="list28196906" text:style-name="L1">
        <text:list-item>
          <text:p text:style-name="P15">Ter efetuado login no sistema.</text:p>
        </text:list-item>
      </text:list>
      <text:h text:style-name="P23" text:outline-level="1">Fluxos de Eventos</text:h>
      <text:h text:style-name="Heading_20_2" text:outline-level="2">Fluxo Básico</text:h>
      <text:p text:style-name="Text_20_body">Este caso de uso começa quando o administrador seleciona a opção “Pratos” no menu Administração do sistema:</text:p>
      <text:list xml:id="list28217285" text:style-name="L2">
        <text:list-item>
          <text:list>
            <text:list-item>
              <text:list>
                <text:list-item>
                  <text:p text:style-name="P19">O administrador seleciona o estabelecimento na qual deseja efetuar o cadastro.</text:p>
                </text:list-item>
                <text:list-item>
                  <text:p text:style-name="P19">O sistema apresenta um formulário de cadastro com os seguintes campos: Nome, Descrição, Tamanho, Valor, Foto e Cardápio. Além disso, mostra também uma grade de visualização dos pratos já cadastrados ou recém cadastrados, e as seguintes opções de manipulação: Visualizar, Incluir, Consultar, Atualizar e Excluir.</text:p>
                </text:list-item>
                <text:list-item>
                  <text:p text:style-name="P19">O caso de uso se encerra.</text:p>
                </text:list-item>
              </text:list>
            </text:list-item>
          </text:list>
        </text:list-item>
      </text:list>
      <text:h text:style-name="Heading_20_2" text:outline-level="2">Fluxos Alternativos</text:h>
      <text:p text:style-name="P13">A1 – Visualizar Detalhes</text:p>
      <text:p text:style-name="Text_20_body"><text:soft-page-break/>No primeiro passo do fluxo básico.</text:p>
      <text:list xml:id="list28211108" text:style-name="L3">
        <text:list-item>
          <text:list>
            <text:list-item>
              <text:list>
                <text:list-item>
                  <text:p text:style-name="P20">O administrador seleciona um linha na grade de visualização referente ao prato, já cadastrado na base de dados, que o mesmo deseja visualizar.</text:p>
                </text:list-item>
                <text:list-item>
                  <text:p text:style-name="P20">O administrador seleciona a opção Visualizar.</text:p>
                </text:list-item>
                <text:list-item>
                  <text:p text:style-name="P20">O sistema exibe no mesmo formulário de cadastros todos os campos preenchidos referentes ao prato escolhido.</text:p>
                </text:list-item>
                <text:list-item>
                  <text:p text:style-name="P20">O sistema retorna ao segundo passo do fluxo básico.</text:p>
                </text:list-item>
              </text:list>
            </text:list-item>
          </text:list>
        </text:list-item>
      </text:list>
      <text:p text:style-name="P6"><text:tab/></text:p>
      <text:p text:style-name="P6"><text:tab/><text:span text:style-name="T3">A2 – Incluir Prato</text:span></text:p>
      <text:p text:style-name="P6"><text:tab/>No primeiro passo do fluxo básico:</text:p>
      <text:list xml:id="list28205490" text:style-name="L4">
        <text:list-item>
          <text:p text:style-name="P21">O administrador seleciona a opção Incluir do formulário de cadastro.</text:p>
        </text:list-item>
        <text:list-item>
          <text:p text:style-name="P21">O sistema desbloqueia todos os campos do formulário para que os dados sejam inseridos.</text:p>
        </text:list-item>
        <text:list-item>
          <text:p text:style-name="P21">O administrador informa os dados a serem cadastrados.</text:p>
        </text:list-item>
        <text:list-item>
          <text:p text:style-name="P21">O administrador seleciona novamente a opção Incluir.</text:p>
        </text:list-item>
        <text:list-item>
          <text:p text:style-name="P21">O sistema valida os dados e verifica se há algum prato já cadastrado com os dados informados pelo administrador, conforme a regra de negócio RN5<text:span text:style-name="T2">– Validação ao Incluir ou Alterar dados de Pratos</text:span>.</text:p>
        </text:list-item>
        <text:list-item>
          <text:p text:style-name="P21">O sistema inclui os dados do prato na base de dados e retorna a seguinte mensagem “Prato Cadastrado com Sucesso!”.</text:p>
        </text:list-item>
        <text:list-item>
          <text:p text:style-name="P21">O sistema retorna ao segundo passo do fluxo básico.</text:p>
        </text:list-item>
      </text:list>
      <text:p text:style-name="P6"><text:tab/></text:p>
      <text:p text:style-name="P6"><text:tab/><text:span text:style-name="T3">A3 – Consultar Prato</text:span></text:p>
      <text:p text:style-name="P12">No primeiro passo do fluxo básico:</text:p>
      <text:list xml:id="list28216709" text:style-name="L5">
        <text:list-item>
          <text:p text:style-name="P16">O administrador seleciona a opção Consultar do formulário de cadastro.</text:p>
        </text:list-item>
        <text:list-item>
          <text:p text:style-name="P16">O sistema desbloqueia os campos do formulário para efetuar a busca.</text:p>
        </text:list-item>
        <text:list-item>
          <text:p text:style-name="P16">O administrador escolhe um determinado campo (Nome, Descrição, Tamanho, Valor, Foto ou Cardápio) do formulário para efetuar a busca.</text:p>
        </text:list-item>
        <text:list-item>
          <text:p text:style-name="P16">O administrador informa os valores dos dados para efetuar a busca.</text:p>
        </text:list-item>
        <text:list-item>
          <text:p text:style-name="P16">O sistema faz uma busca na base dados, filtrando as informações a partir do momento em que o usuário digita o primeiro caractere do valor a ser informado e mostra na grade de visualização os dados referente aos pratos que tenham os valores definidos pelo administrador.</text:p>
        </text:list-item>
        <text:list-item>
          <text:p text:style-name="P16">O administrador escolhe a linha da grade de visualização referente ao prato que está buscando.</text:p>
        </text:list-item>
        <text:list-item>
          <text:p text:style-name="P16">O sistema exibe e preenche os campos do formulário de cadastro referente ao prato consultado pelo administrador.</text:p>
        </text:list-item>
        <text:list-item>
          <text:p text:style-name="P16">O sistema retorna ao segundo passo do fluxo básico.</text:p>
        </text:list-item>
      </text:list>
      <text:p text:style-name="P12"><text:soft-page-break/></text:p>
      <text:p text:style-name="P14">A4 – Atualizar Prato</text:p>
      <text:p text:style-name="P12">No primeiro passo do fluxo básico:</text:p>
      <text:list xml:id="list28221258" text:style-name="L6">
        <text:list-item>
          <text:p text:style-name="P17">O administrador seleciona uma linha na grade de visualização referente ao prato que deseja efetuar a atualização. </text:p>
        </text:list-item>
        <text:list-item>
          <text:p text:style-name="P17">O administrador seleciona a opção Visualizar.</text:p>
        </text:list-item>
        <text:list-item>
          <text:p text:style-name="P17">O sistema exibe no mesmo formulário de cadastros todos os campos preenchidos referentes ao prato escolhido.</text:p>
        </text:list-item>
        <text:list-item>
          <text:p text:style-name="P17">O administrador seleciona a opção Atualizar.</text:p>
        </text:list-item>
        <text:list-item>
          <text:p text:style-name="P17">O sistema desbloqueia todos os campos do formulário para que as alterações sejam feitas.</text:p>
        </text:list-item>
        <text:list-item>
          <text:p text:style-name="P17">O administrador efetua as alterações.</text:p>
        </text:list-item>
        <text:list-item>
          <text:p text:style-name="P17"><text:s/>O administrador seleciona novamente a opção Atualizar.</text:p>
        </text:list-item>
        <text:list-item>
          <text:p text:style-name="P17">O sistema valida os valores dos dados informados pelo administrador, conforme a regra de negócio RN5<text:span text:style-name="T2">– Validação ao Incluir ou Alterar dados de Pratos</text:span>.</text:p>
        </text:list-item>
        <text:list-item>
          <text:p text:style-name="P17">O sistema altera os dados do prato modificados pelo administrador na base de dados e retorna a seguinte mensagem “Atualização realizada com sucesso!”.</text:p>
        </text:list-item>
        <text:list-item>
          <text:p text:style-name="P17">O sistema retorna ao segundo passo do fluxo básico.</text:p>
        </text:list-item>
      </text:list>
      <text:p text:style-name="P7"><text:tab/><text:span text:style-name="T3">A5 – Excluir Prato</text:span></text:p>
      <text:p text:style-name="P7"><text:tab/>No primeiro passo do fluxo básico:</text:p>
      <text:list xml:id="list28209326" text:style-name="L7">
        <text:list-item>
          <text:p text:style-name="P18">O administrador seleciona uma linha na grade de visualização referente ao prato que deseja excluir.</text:p>
        </text:list-item>
        <text:list-item>
          <text:p text:style-name="P18">O administrador seleciona a opção Excluir.</text:p>
        </text:list-item>
        <text:list-item>
          <text:p text:style-name="P18">O sistema valida a exclusão.</text:p>
        </text:list-item>
        <text:list-item>
          <text:p text:style-name="P18">O sistema exclui o prato e seus atributos da base de dados e retorna a seguinte mensagem “Prato Excluído!”.</text:p>
        </text:list-item>
        <text:list-item>
          <text:p text:style-name="P18">O sistema retor ao segundo passo do fluxo básico.<text:tab/></text:p>
        </text:list-item>
      </text:list>
      <text:h text:style-name="P23" text:outline-level="1">Pontos de Extensão</text:h>
      <text:p text:style-name="Text_20_body">Não há.</text:p>
      <text:h text:style-name="P23" text:outline-level="1"><text:soft-page-break/>Casos de Uso Incluídos</text:h>
      <text:p text:style-name="Text_20_body">Não há.</text:p>
      <text:h text:style-name="P23" text:outline-level="1">Pós-Condições</text:h>
      <text:p text:style-name="Text_20_body">Não há.</text:p>
      <text:h text:style-name="P23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1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1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5 - Manter Pra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5 - Manter Pra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20T08:10:38.01</dc:date>
    <meta:editing-cycles>28</meta:editing-cycles>
    <meta:editing-duration>PT01H11M49S</meta:editing-duration>
    <meta:generator>OpenOffice.org/3.1$Win32 OpenOffice.org_project/310m11$Build-9399</meta:generator>
    <dc:creator>Pedro </dc:creator>
    <meta:document-statistic meta:table-count="1" meta:image-count="0" meta:object-count="0" meta:page-count="4" meta:paragraph-count="83" meta:word-count="751" meta:character-count="4444"/>
    <meta:user-defined meta:name="ReqProMenus" meta:value-type="boolean">false</meta:user-defined>
  </office:meta>
</office:document-meta>
</file>